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65.15pt"/>
    </style:style>
    <style:style style:name="co5" style:family="table-column">
      <style:table-column-properties fo:break-before="auto" style:column-width="225.01pt"/>
    </style:style>
    <style:style style:name="co6" style:family="table-column">
      <style:table-column-properties fo:break-before="auto" style:column-width="417.09pt"/>
    </style:style>
    <style:style style:name="co7" style:family="table-column">
      <style:table-column-properties fo:break-before="auto" style:column-width="576.11pt"/>
    </style:style>
    <style:style style:name="co8" style:family="table-column">
      <style:table-column-properties fo:break-before="auto" style:column-width="549.1pt"/>
    </style:style>
    <style:style style:name="co9" style:family="table-column">
      <style:table-column-properties fo:break-before="auto" style:column-width="841.66pt"/>
    </style:style>
    <style:style style:name="co10" style:family="table-column">
      <style:table-column-properties fo:break-before="auto" style:column-width="776.81pt"/>
    </style:style>
    <style:style style:name="co11" style:family="table-column">
      <style:table-column-properties fo:break-before="auto" style:column-width="468.79pt"/>
    </style:style>
    <style:style style:name="co12" style:family="table-column">
      <style:table-column-properties fo:break-before="auto" style:column-width="458.76pt"/>
    </style:style>
    <style:style style:name="co13" style:family="table-column">
      <style:table-column-properties fo:break-before="auto" style:column-width="398.55pt"/>
    </style:style>
    <style:style style:name="co14" style:family="table-column">
      <style:table-column-properties fo:break-before="auto" style:column-width="347.61pt"/>
    </style:style>
    <style:style style:name="co15" style:family="table-column">
      <style:table-column-properties fo:break-before="auto" style:column-width="497.34pt"/>
    </style:style>
    <style:style style:name="co16" style:family="table-column">
      <style:table-column-properties fo:break-before="auto" style:column-width="566.05pt"/>
    </style:style>
    <style:style style:name="co17" style:family="table-column">
      <style:table-column-properties fo:break-before="auto" style:column-width="840.9pt"/>
    </style:style>
    <style:style style:name="co18" style:family="table-column">
      <style:table-column-properties fo:break-before="auto" style:column-width="253.39pt"/>
    </style:style>
    <style:style style:name="co19" style:family="table-column">
      <style:table-column-properties fo:break-before="auto" style:column-width="711.95pt"/>
    </style:style>
    <style:style style:name="co20" style:family="table-column">
      <style:table-column-properties fo:break-before="auto" style:column-width="556.81pt"/>
    </style:style>
    <style:style style:name="co21" style:family="table-column">
      <style:table-column-properties fo:break-before="auto" style:column-width="497.31pt"/>
    </style:style>
    <style:style style:name="co22" style:family="table-column">
      <style:table-column-properties fo:break-before="auto" style:column-width="384.66pt"/>
    </style:style>
    <style:style style:name="co23" style:family="table-column">
      <style:table-column-properties fo:break-before="auto" style:column-width="471.09pt"/>
    </style:style>
    <style:style style:name="co24" style:family="table-column">
      <style:table-column-properties fo:break-before="auto" style:column-width="874.09pt"/>
    </style:style>
    <style:style style:name="co25" style:family="table-column">
      <style:table-column-properties fo:break-before="auto" style:column-width="392.4pt"/>
    </style:style>
    <style:style style:name="co26" style:family="table-column">
      <style:table-column-properties fo:break-before="auto" style:column-width="448.75pt"/>
    </style:style>
    <style:style style:name="co27" style:family="table-column">
      <style:table-column-properties fo:break-before="auto" style:column-width="180.85pt"/>
    </style:style>
    <style:style style:name="co28" style:family="table-column">
      <style:table-column-properties fo:break-before="auto" style:column-width="184.71pt"/>
    </style:style>
    <style:style style:name="co29" style:family="table-column">
      <style:table-column-properties fo:break-before="auto" style:column-width="881.04pt"/>
    </style:style>
    <style:style style:name="co30" style:family="table-column">
      <style:table-column-properties fo:break-before="auto" style:column-width="309.2pt"/>
    </style:style>
    <style:style style:name="co31" style:family="table-column">
      <style:table-column-properties fo:break-before="auto" style:column-width="152.25pt"/>
    </style:style>
    <style:style style:name="co32" style:family="table-column">
      <style:table-column-properties fo:break-before="auto" style:column-width="158.46pt"/>
    </style:style>
    <style:style style:name="co33" style:family="table-column">
      <style:table-column-properties fo:break-before="auto" style:column-width="96.6pt"/>
    </style:style>
    <style:style style:name="co34" style:family="table-column">
      <style:table-column-properties fo:break-before="auto" style:column-width="71.86pt"/>
    </style:style>
    <style:style style:name="co35" style:family="table-column">
      <style:table-column-properties fo:break-before="auto" style:column-width="114.41pt"/>
    </style:style>
    <style:style style:name="co36" style:family="table-column">
      <style:table-column-properties fo:break-before="auto" style:column-width="82.15pt"/>
    </style:style>
    <style:style style:name="co37" style:family="table-column">
      <style:table-column-properties fo:break-before="auto" style:column-width="228.25pt"/>
    </style:style>
    <style:style style:name="co38" style:family="table-column">
      <style:table-column-properties fo:break-before="auto" style:column-width="239.1pt"/>
    </style:style>
    <style:style style:name="co39" style:family="table-column">
      <style:table-column-properties fo:break-before="auto" style:column-width="156.36pt"/>
    </style:style>
    <style:style style:name="co40" style:family="table-column">
      <style:table-column-properties fo:break-before="auto" style:column-width="126.99pt"/>
    </style:style>
    <style:style style:name="co41" style:family="table-column">
      <style:table-column-properties fo:break-before="auto" style:column-width="226.69pt"/>
    </style:style>
    <style:style style:name="co42" style:family="table-column">
      <style:table-column-properties fo:break-before="auto" style:column-width="85.24pt"/>
    </style:style>
    <style:style style:name="co43" style:family="table-column">
      <style:table-column-properties fo:break-before="auto" style:column-width="139.35pt"/>
    </style:style>
    <style:style style:name="co44" style:family="table-column">
      <style:table-column-properties fo:break-before="auto" style:column-width="387.5pt"/>
    </style:style>
    <style:style style:name="co45" style:family="table-column">
      <style:table-column-properties fo:break-before="auto" style:column-width="311.75pt"/>
    </style:style>
    <style:style style:name="co46" style:family="table-column">
      <style:table-column-properties fo:break-before="auto" style:column-width="285.51pt"/>
    </style:style>
    <style:style style:name="co47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57.74pt" fo:break-before="auto" style:use-optimal-row-height="true"/>
    </style:style>
    <style:style style:name="ro7" style:family="table-row">
      <style:table-row-properties style:row-height="69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6" style:family="table-cell" style:parent-style-name="Default"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75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2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102" style:family="table-cell" style:parent-style-name="Default">
      <style:table-cell-properties style:glyph-orientation-vertical="auto" fo:background-color="#ffe5c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bce4e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4" style:family="table-cell" style:parent-style-name="Default">
      <style:table-cell-properties style:glyph-orientation-vertical="auto" fo:background-color="#bce4e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ackground-color="#bcaed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7a19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fo:background-color="#ffe5c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7" style:family="table-cell" style:parent-style-name="Default">
      <style:table-cell-properties fo:background-color="#ffe5ca"/>
    </style:style>
    <style:style style:name="ce1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15" style:family="table-cell" style:parent-style-name="Default">
      <style:text-properties fo:color="#000000"/>
    </style:style>
    <style:style style:name="ce116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1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4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font-size="10pt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Sans"/>
    </style:style>
    <style:style style:name="T15" style:family="text">
      <style:text-properties style:language-asian="zh" style:country-asian="CN" style:font-name-complex="Lohit Devanagari" style:font-relief="none" style:text-emphasize="none" style:font-size-complex="10pt" style:font-size-asian="10pt" style:language-complex="hi" style:country-complex="IN" fo:font-size="10pt" style:text-overline-style="none" style:text-overline-color="font-color" style:font-name-asian="Noto Sans CJK SC" style:text-line-through-type="none" style:text-outline="false" fo:text-shadow="none" style:text-line-through-mode="continuous" fo:language="en" fo:country="US" style:font-name="Sans" fo:color="#000000"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 fo:color="#000000"/>
    </style:style>
    <style:style style:name="T17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8" style:family="text">
      <style:text-properties style:text-overline-style="none" style:text-overline-color="font-color" style:font-name="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000000" fo:font-weight="bold" style:font-weight-asian="bold" style:font-weight-complex="bold"/>
    </style:style>
    <style:style style:name="T19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22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23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24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5" style:family="text">
      <style:text-properties style:language-asian="zh" style:country-asian="CN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name="Sans" fo:font-weight="bold" style:font-weight-complex="bold"/>
    </style:style>
    <style:style style:name="T26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8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33" office:value-type="string" calcext:value-type="string">
            <text:p>Власть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перемещение (сделал пункт но не подпункты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 (в т.ч. в прошлом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3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 (а старые зажившие раны прошлого в порядке очереди)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СТУПОРЫ вне очереди (не только мои)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одозрения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 (в т.ч. прошлы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сех кто тебя любит, боготворит, носит на руках, пытается быть рядо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 (т.е. <text:span text:style-name="T9">не легко</text:span>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10">то что “подождёт” </text:span><text:span text:style-name="T11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<text:span text:style-name="T12">Проект: </text:span><text:span text:style-name="T13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Драки.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Говорения мне КАК что-т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блюдение за работой созданных мной проек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где надо крутить ручк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законченные проекты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То, куда вишенки (тёлки ни во что не ставящие то что у них есть, и считающие, что то, что где-то в небе и им не по уровню, у них должно быть) стремя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, в которых хотят стереть твою историю пребывания в ни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, где мне пытаются как-то заплатить (чтоб я ушел), но я вижу что если заплатят и уйду – они не будут махать мне ручкой “приходи снова” (оплату естественно не бери пока ресёрч не закончиш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мне не будут махать ручкой “приходи снова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может и ситуации где мне МАШУТ ручкой “приходи снова” (или даже готовы помахать) - может быть там я тоже нужен. Как минимум следить всё ли у них в поряд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рошие прое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к чему я не привы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ход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4">Ситуации где думают (или НЕ дуамют) обо мне мол </text:span><text:span text:style-name="T15">возвращайся когда угодно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не что либо над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еня что либо не устраивает.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Проект: видео о том что ютюб не бесплатен. Что обьявления хайджекают процессинг пауе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рбиты на которых я хочу находиться (крутиться вокруг чего-то вечн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 где я б судовольствием провёл вечность если б мне не надо было искать энергию.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ВСЁ ЧТО СТАЛО ТВОИМ (даже временно)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волны идей в головах людей и социума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подарки мн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найденно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украденно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то что стало моё потому что я не отдал это тому кому оно шло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найденное по энергиям как по гуглу (то что пришло ко мне в результате поиска этого по энергиям как по гуглу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кем я был (может ты научишься из таких же людей бабки вытаскивать, менторя их переход оттуда на твой уровень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(часть жизни): части меня (все мои части и все мои возможности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все пункты (все свои текущие повторяющиеся проблемы) одним махом… т.е. жить итерациями. Релизами жизни.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вещи которые мне в чём-то помогут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Ресёрч: </text:span><text:span text:style-name="T16">Продюссер</text:span>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Закончить Проект: Моя жизнь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Потребност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Мои повторяющиеся проблемы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Всемирные повторяющиеся проблемы тоже (типа глобал ворминга - но не уверен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Мир (и его части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Мои инструменты 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ункт: хочу стоять посреди людной улицы и нихера не делать и знать что ничего херового не произойдёт (цель – чтоб ебанутые шизофренички меня касались чтоб вылечить свои психологические ран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ЗЛИШКИ В МИРЕ (избытки… этот пункт исходя из ресёрча диеты и понимания что я – фильтр социум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ункт: ковыряние в носу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сё что надо ТОЛКАТЬ. (типа куда-то двигаешь а у тебя сопротивлен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дачи где надо искать самый короткий пу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грады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Физика (особенно квантовая – свойства бозонов и т.п.)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Понимание (я как майндмапер помню что я оптимизировал себя майндмапами под понимание всех и вся, но я не знаю как за счёт этого жить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Мой психоанализ (вопросник, гештальтовый вопросник) – мож снять ютюб-видео-терапию,хз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Геолог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икладная Лингвис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спользование моих знаний для моей собственной выгод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амозащита.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комбинация “опознание (майндмапное понимание) + менторинг (способность обьяснять на пальцах или через видео)” тянет на проект “коучинг” или “терапевт” - (определяю что с человеком не так и вправляю это как надо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ещи которые много двигаются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дворак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ещи которые очень энергозатратны но тем не менее включены и функционируют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ситуации где хотят чтоб я подвинулся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ситуации где мне надо учитывать чьё-то отношение к чему-то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татусы Кво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табильност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иология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ситуации где мне нужен хотя бы кусок чего-то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сех ради кого я изменю траекторию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сех кто за меня зацепился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сех кого я считаю теми кого я должен тянуть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сех кто имеет доступ к моим тулзам вне очереди.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сех кто продаёт мне инструменты перемещения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сех кто продаёт мне инструменты защиты от перемещения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раетори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оч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евращения энергии в дв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кто в моей тени (т.е. те кто не может перенять на себя мои задачи но крутится вокруг и пожинает часть плодов себе в карман)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итуации с несколькими возможными исходами 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спортивные интересы.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ситуации когда я кому-то что-то облегчаю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ещи которые во мне надо страховать а то разруша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ывшие тёлк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желания кого-то менять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желание менять тех кто не ответит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Все проблемы которые окружают кого-то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чьё-то окружение.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е кто не могут мне ответить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е кем я хочу прикрытьс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се от кого я хочу убежать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е кто меня не слушаетс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ещи которые ты хотел бы чтоб в твоём присутствии расцветали возможностями и перспектива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ребования (мои к кому-то, но если будет время – можно и чьи-то ко мн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лания изменить чей-то мир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инки меня куда либо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о ради чего перемещался.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сё что ты хочешь решить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сё что не бесплатно (в плане не только денег но и нервов и прочих энергозатрат).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люди, кторые решают всемирные проблемы благодаря теб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континуус пункты (а не одиночные)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Программирова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втоматизация вопросн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просн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7">Проект: создавать </text:span><text:span text:style-name="T18">людей которые знают куда растёт мир (возможно менторинг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 которые не всемирны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аниц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ебалов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кладывание обязательств на кого-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нфликтные ситу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надо разложить по полка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надо утрамбоав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нфликты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Проект: </text:span><text:span text:style-name="T6">континуус решение пунктов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узья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Ситуации когда я хочу чтоб мне кто-то вставил то что нужно туда где я знаю мне хорошо когда я не до конца знаю что и когда мне вставят (типа попытки пойти к стриптизёршам или в айсек и пусть они думают как мне угодить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распределение нагрузки (по сути речь о тауер дефенсе – турреты хавают часть задачи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распределение чего-то по градиентным (continuous &amp; deferenciatable) слоупам (пример: парус, стрессы в металлах и т.п.)</text:p>
          </table:table-cell>
          <table:table-cell table:number-columns-repeated="1023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83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6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.е. посмотри на это как на функцию. И скажи, что в неё входит (какие концепты в пространстве-времени), что выходит, и возможно какого топлива и расходников она требуе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восприми эту вещь как клей связывающий то что на входе и то что на выход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жешь посмотреть глубже: что оно перемещает из А в Б (т.е. А – это “вход”, Б – это “выход” функции, но какая вещь прогрессирует по пути от А до Б – может общая черта и т.п.)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Мантра здесь такова: Люди создают то что камни не могут.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Математически, если эта “функция” (шаг круга) имеет несколько входов или несколько выходов (исходов) – то её надо параметрайзить – выбрать систему координат, с которой будет один вход и один выход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так вижу что частью отфильтровывания из мира только тех кто решает всемирные проблем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л все кто не решает идут лес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43"/>
        <table:table-column table:style-name="co2" table:number-columns-repeated="1023" table:default-cell-style-name="ce43"/>
        <table:table-row table:style-name="ro2">
          <table:table-cell table:style-name="ce108" office:value-type="string" calcext:value-type="string">
            <text:p>ЧТО я вижу по этому поводу в своей фаз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92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у я обычно там доминирую над теми кто в реале доминирует надо мно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унуть хер в глотку певице и т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олько я после этого много чего в голове исправи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сейчас не знаю. Может это всё примеры мес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без мести вроде ничего особо и не было. У меня не было там какого-то перекрытия кому-то чего-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5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бы ты сделал в рамках этой вещи такого, что ты сделал бы то же самое." table:style-name="ta2">
        <office:forms form:automatic-focus="false" form:apply-design-mode="false"/>
        <table:table-column table:style-name="co4" table:number-columns-repeated="1024" table:default-cell-style-name="ce43"/>
        <table:table-row table:style-name="ro1">
          <table:table-cell table:style-name="ce69" office:value-type="string" calcext:value-type="string">
            <text:p>Что бы ты сделал в рамках этой вещи такого, что если б появилась возможность сделать снова – ты сделал бы то же само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хм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ичег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чаще б улыбал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то я вечно дозировал свои улыбки начиная с 15ти лет, чтобы “быть серьёзны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мне вечно говорили быть серьёзны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торые говорили мне быть как они, или быть ещё каким-то. Взбрело им в голову указывать мне какие эмоции я должен испытывать и всё блядь. Лезут с указания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я что. Я выполнял. Я <text:s/>ж музыкант. Я всегда играю то что говорят но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ли нты говорят паузу – я играю пауз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прос лишь в том какого хера я считал нотами каждый бред который взбредёт в голову кому угодн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“а то побьют”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бя в детстве били первые сука лет 14 твоей жизни. Унижали. И чистоты твоих эмоций это не изменил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зменило только когда мне говорили как я должен вести себя со своим тел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ие гвозди вбить в какую рук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раньше всегда думал что это аналогия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когда начал воспринимать буквально – начались проблем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ло даже не в бади шейминг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в том что через тело можно влиять на у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оде ка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 моз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не так каже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ерез глаза можно влиять на ум и т.п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тут подумал 5 минут об этом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и люди просто навязывали мне свои паттерны повед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они мне ничего не перекрывал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и привыкли себе что-то перекрывать (потому что им впаривали что так нормальн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потом распространяли это как зараз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ак как обезьян тренеровали в зоопарке чтоб они не трогали банан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ллективный разум. Точнее стадный инстинкт. Когда никто не пьёт из ручья потому что их детей за это убивал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короче не влас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loonatics rule the asylu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не пример повед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говорили мне делать эти люди как минимум подвергается сомнению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43"/>
        <table:table-column table:style-name="co2" table:number-columns-repeated="1023" table:default-cell-style-name="ce43"/>
        <table:table-row table:style-name="ro2">
          <table:table-cell table:style-name="ce108" office:value-type="string" calcext:value-type="string">
            <text:p>Что я колдую?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Что затрагивает эту задачу?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Моя гипотеза, почему этот вопрос важен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екс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ты это вроде реши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брал месть из секс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е эти задыхания баб от твоего члена в горле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доверилась тебе а ты её не предупреди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вообще-то подумал как это реши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эта хрень лучшее что могло произой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ладно короче. Тут всё. Тут решено. Мести сексом уже нету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ты можешь сейчас сделать чтоб сделать себе хорош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бы что-то сье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ничего что есть в холодильнике меня не вдохновля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рбуза какого нибуд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Я хочу сахар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ркотиков. Я понял. Скажи мне. Это власть? Она перекрывает тебе что-т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если я их не ем у меня ниже уровень допамин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ж наркота. Эндорфины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робокопа фильм вспомни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где отключили ему допамин и он стал … роботом. Выполнятелем функций. Аутистом короч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тстранённым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зги – база данных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всё не оправдано. Такое поведение. Жизнь должна быть полн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не ограниченной по принципу “сдесь себя сдержу чтоб там было больше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ли вредно – убирай. Потому что оно весь график понижа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если тут вредно а там полезно… если пашу на шахте чтоб ездить на мальдивы……. То это …….. бре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. наконец-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икогда не верь что ты должен сомневаться в том что это бре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арплата тоже определённого рода власть. Которую могут перекры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смотри на этот карантин 2020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ерьмо упало на вентилятор и всё, всех уволили чтоб не платить больничны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аже квартал не выдержал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дёжность блядь. Одно назван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ограммисты вылетели с веб проектов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ЕРЕРАСПРЕДЕЛЕНИЕ ЭТО НЕ ВЛАСТЬ. Вот что я хотел сказ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ласть в нынешней ситуации только у вирус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е остальные подстроилис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ирус может перекрыть. И всё. Больше ник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ерекрыть говоришь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вучит как функц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торая модифицирует (перекрывает) общую черту (здоровье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ожешь вписать вопрос в вопросник если хочешь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кой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оно модифициру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ли общие черты чего оно модифициру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 да. Это выво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ладно помечу жирны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80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9" office:value-type="string" calcext:value-type="string">
            <text:p>Примеры сегодняшних коэффициентов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х3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 2014м был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х7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на 2020й год (долго не программировал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еньг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епозит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нания это вла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нания это анти-вла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нания говорящие где вентиль это знания прикладные, без фундаменталк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нормальные знания которые покрывают всех 3 уровня… уничтожают любых прикладных чуваков без фундаментальных знани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Вот вотво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ласть это вентили в руках у прикладных чуваков без фундаментальных знаний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7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вижу непонимание почему все волки крутят вентиль в свою сторону а не в сторону взаимовыгоды с мир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конец-то блядь. Твоя главная притензия к мир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л “отдавать же прикольно, почему все такие жадные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ты хоть что-то был доволен что отдал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так чест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лька сейчас с каким-то мудаком ругается после ночи с тоб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старался а кто-то будет жить с её денег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не нужна была помощь переварить это всё. А кормила она того чувак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думала что я ЕЙ перекрыл кислород, хотя я перекрыл кислород ЭТОЙ ПРОБЛЕМЕ (жизни в мире где быдло своими стадными эффектами будет меня чему-то учить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ерестань мешать Ольку и Пункты. Следующим пунктом будет она. Пока читаем власть бляд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лад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уть в том что отдавать что-то не прикольно. А то что ты говоришь это просто построение фер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лительный энергоёмкий процесс который порождает кучу всяких… замороче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ми надо уметь управлять. Нанимать обслугу. Много гемора. А можно просто спиздить помидо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ты делаешь так чтоб ферму было построить проще чем украсть помидо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чень доблестное задан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бить всю власть в мир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.. человек-3Д принте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олько твои 3Д модели это ферм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фермы всего что ты видишь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3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109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так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влас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ну я описал. В статистике. Тут всё.</text:p>
          </table:table-cell>
          <table:table-cell table:style-name="ce74" table:number-columns-repeated="127"/>
          <table:table-cell table:number-columns-repeated="896"/>
        </table:table-row>
        <table:table-row table:style-name="ro1" table:number-rows-repeated="122">
          <table:table-cell table:style-name="ce74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ногда д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реди нищебродов в душе. Которые кичатся что у них есть 100 тыс баксов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этих 100 тыс баксов блядь на обед потрач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. Ощущаешь разницу? <text:s/>Ты хотел их сжеч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теперь хочешь что-то купить для себ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теперь поправка №3: потрать этих 100 тыс баксов на решение всемирной проблемы методом конвеер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ооооооооооооооооооооооооооооооооооооооооооооооооооооооооооооооооооооооооооооооооооооооооооооооооооооооооооооооооооооооооооооооооооооооооооооооооо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т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 чувак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<text:span text:style-name="T9">потрать сумму наличие которой люди считают делает их лучше других, на решение всемирной проблемы через тройной майндмап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<text:span text:style-name="T9">пункт: суммы которые люди считают делают их лучше других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ли вообще: <text:span text:style-name="T9">то что люди считают делает их лучше других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Отлич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бщая черта. Сделал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Представь что эта вещь летает в вакууме. Что ты видишь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83" office:value-type="string" calcext:value-type="string">
            <text:p>Представь что эта вещь (проблема) летает в вакууме, в котором нет ни энергии ни других вещей. Что ты видиш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чего. Вообще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елый вакуу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тлич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т так и смотри на вещ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и есть власть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мотреть на вещи как будто они в вакууме.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 уже разобра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аво дозировать общую черту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централизаци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голод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неумение управлять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голод решают кубик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умение управлять решает ВГ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централизацию решает ВГ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гу пометить. <text:span text:style-name="T9">Централизации. </text:span>Пригодится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0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ой перманентный вред нанесённый мне оно реша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чит как выжить в галимом мир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Это то распространение. А сама власть… дай подумать. Щас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ерекрытие в любой форме вред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еловек дозирует сам что ему над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вигатель сам решает сколько мотора ему влив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 зависимости от целей которые ему ставя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ли он себе став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хочу спать. Пошло оно всё нафиг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 этой Олькой бляд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ебе перекрыли кислород. Ты понял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3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114" office:value-type="string" calcext:value-type="string">
            <text:p>ограничивай себя чтобы всем хвати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га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 детства эта хуйн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отя не хватает потому что жрём хуйн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резал блядь кубиками и теперь всего хвата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борща столько не надо. И фрукты есть. И всё остально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х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вот эта херн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граничивай себя чтобы всем хватил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зди по дороге по правилам потому что иначе другим не хватит мест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 это отлич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да, я уверен, что если оспорю езду “как мне вздумается” то найдутся аргументы говорящие что мне надо думать о нуждах других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суть от этого не меняе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ывают ситуации когда находится какой-то мудак, который под видом локальных нужд системы делает все условия которые может чтоб ему дали взятк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правка. Чтоб отсеять всех кто там проходит от тех кто решает все проблемы мира. Типа той дорогой люди которые решают все проблемы мира не ходя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значит наверно надо писать <text:span text:style-name="T9">лазейки и дороги которыми никто не ходит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здец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пздец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ду дальше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6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еря энергии на индивидуальную отфильтровк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у нас на дороге есть маркеры согласно которым предмет точно не попадёт в зону “подозрительных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ли ты безработный чувак на феррари, то мы тебя в страну не пустим. Это подозритель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дозрения ты вроде записа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хуй его знает. Это лучший приме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типа подозрений что человек не учится некоторым представителям достаточно чтоб не дать ему дипло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 принципу “докажи что ты не верблюд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л у тебя есть нос и два глаза, потому я подозреваю что ты верблю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всё. Такого чувака мы не пусти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фейс контроль. Зна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<text:span text:style-name="T9">фейс контроли </text:span>тоже пропускай через график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теперь точно всё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 это повторение делает меня лучш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даёт способность регулировать мои вентили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иток моих витаминов в моё тел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я понимаю чт я не вечен. И знаю что мне над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я хочу жить нормаль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ому я…… короче… вот так жив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знаю как ещё лучше это опис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………. я делаю………….. что могу……… чтобы вот эти падлы-отсеиватели лишнего не перекрывали мне приток витамин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ждый грёбанный день новый закон уменьшающий зарплату населения и увеличивающий йобанные комуналк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я власть юзаю чтоб регулировать вентили своего организм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. ты ведь описывал что……. Почему все жадные и не делятся с миро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_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есть что сказат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…………. ну смотри. Я хочу сказать что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регулирую из своей кучи приток витаминов.у меня есть счёт в банке. С которого я регулирую сколько чего мне над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к холодильни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если КТО-ТО лезет В МОЙ ХОЛОДИЛЬНИК чтобы СЕБЕ регулировать какие-то краны, то……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такое собственность можешь определить?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сходя из этог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о что никто не регулирует кроме мен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 брат. То что кто либо кроме тебя регулирует хуж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 брат. Кроме меня никто не 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идишь конфлик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пор между “никто не имеет права лезть” и “имеют если ты не идёшь в сторону эволюции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торо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. <text:span text:style-name="T9">Значит собственность это то чем никто не управляет лучше тебя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…………………………………………………………………………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ыдели жирным. Тут всё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8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до мной – с детств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у меня в руках… всего пару раз в жизни была когда я людей нанимал в проект Дэна или свой… визитки когда разжава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это не была власть… это было некое её подоб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не думал что надо нанимать людей только на всемирные проблем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Отлично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 но врачь лечащий яйца спас мне жизнь. Он не лечит всемирные проблемы (проблему всех яиц в мире). Но он вылечил меня. А я часть мира. Часть всего мир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 бля я щас заплачу от того что ты это понял. Отдохнуть не хочешь? Переварит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………………… чт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от факт что ты часть мира и т.п. хочешь это… переварит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 всё блядь часть мира. Я не знаю. Я хочу пожить в своё удовольствие. Любить. Посмотреть вместе комедию у себя дома с бабой………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го у меня никогда не будет. Потому что все всемирные кроме мен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только тем и занимаюсь что автоматизирую решения общих чер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втоматизирую власт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к грёбанный парово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раз в год меня лишают все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вай ты отдохнёшь. Олька никуда не денется. Её пункт следующий. Потом причина почему ты не гоняешь проект. Потом проекты (будь то антиквар или видео я пока не знаю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цель власти – чтоб кто-то вместо тебя держал вентель в позиции “ок” если ты не можешь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всё кроме этого это бре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. Контрол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онтролируй контроль. Запиши контроль в спец вопросы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онтроль уже есть в задачах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ей. Без проблем. Иди дальше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9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БЛАГОДАРН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примеры благодарност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его (предмет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его существован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то он(о) да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ех кто мне что либо даёт когда оно у меня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то мне приходит когда оно у меня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ех ради кого оно создаётся поддерживается и защищает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ради чего оно создаётся поддерживается и защищает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возможно ещё некоторые виды из вопросника самоанализ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+о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ю через Интернет сделай ей тогда терапию 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поможешь ей, как она помогла теб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помогает. Всю жизнь. Последние 5 лет блядь тебе помога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колько можно её насиловать. Ей пользовать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орошая девочка. Пусть отвечает на вопросы потихоньку. 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стрелу над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трелу думаю тебе нужно будет отдалённо сдел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? шт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реши этот пункт. Ты увидишь. Стрелы можно и аутсорси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 ну и отлич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ем лучше для меня. Могу делать за других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нятно. Иди групай дальше. Я за то чтоб помочь ей сейчас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9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дума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амое главное быдл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увак с семьёй из овец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у меня чисто ассоциация: наглый боров делающий всем вокруг вид что вся его семья (самка и молодняк) – это он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если кто-то видит кого-то кроме него в их семье – он будет громко орать мол “ЯЯЯЯЯЯ… всё ЯЯЯЯЯ”,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реально вид как….. я не знаю. Как стадо коров и быков каких-то. Или ещё каких-то крупных животных. Бизон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кажи <text:s/>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114" office:value-type="string" calcext:value-type="string">
            <text:p>сонечко, давай я тобі про Ступор буду задавати питання, а ти собі пиши відповіді (хочеш – мені, хочеш – просто собі в файлик на комп’ютері, мені не дуже потрібно читати твої відповіді, але я хочу тобі це вирішити). Дозволь мені трохи про тебе подбати. Це не має бути все зразу. Можна по чучуть, по одному питанню коли є час. Все одно ефект буде. Я буду слати тобі запитання, а ти коли закінчиш собі в файлик записувати відповідь – скажеш мені “ок”, “зробила”, чи “наступне”. Ну чи “мені треба трохи часу переварити, давай продовжим завтра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.. отлично. Давай. У меня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лушай бонус вопрос. А что ты видишь у того кем ты был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увак отказавшийся от понятия власти в пользу контроля и исправления изьян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ты такой и есть. Всегда был. И будешь им до смерти. Потому что власть это ноль. Воровство. Прелюдия к войн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 которой проиграет тот кто выбрал власть тому кто выбрал контроль. У тебя ещё в Бхагавадгите это описа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кажи мне ответ на вопрос: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ем контроль отличается от власти по твоему? С этой точки зрени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ласть это закручивание вентел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контроль это их настройк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человек с “властью головного мозга” имеет цель закручивать все вентел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человек с “контролем” берёт те же вентили, и будет их настраивать так, чтоб они имели оптимизированный поток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у человека с контролем в системе не будет вентелей открытых меньше или больше чем пропускная способность других вентел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человек с контролем изучает вентели. И настраивает их так чтоб оптимизировать систем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итай чувак с машино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Чувак который в любой системе занимается только эти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ипа если я не могу сделать системе лучше то система мне не нужн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 э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годи. Я перевариваю твой ответ. Запиши пока “<text:span text:style-name="T9">вентели</text:span>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. Значит ты говоришь… что……. Чт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говорю что власти не существу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ласть это прийти в систему с настроенными вентелями и стравливать их “в пределах нормы флуктуаций” себе на польз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не канает. Это херовый подход к вселенн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ьявки блядь. Откуда тебе знать какие факторы влияют на флуктуации. Может то что ты перманентно полез отсасывать требует чтоб я пересмотрел норм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начал делать большие запас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в свою очередь породит новых пьявок. Это не выхо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как решение структурных проблем методом тыка который попал куда надо но не достаточно хорошо чтобы считать это постоянной поедо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. т.е. власть это не способность крутить вентели. А способность стравливать с них воду себе на пользу. Преувеличение полномочий это вроде называе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один раз не пидарас. По этому принцип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л если у меня бюджет страны то можно разок не дописать нолик или округлить бюджет к меньшему, а всё лишнее взять себе на яхт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гу. Типа ай короче. 500 машин купили, 501ю можно взять себе, пригоди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 да но это не общая черта. Это чисто узурпац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власть и контроль это то же самое, просто пиар говоря о власти говорит о людях “у власти”. А в украине это означает по определению “чувак который крутит вентили как надо но если что может повернуть их в пределах нормы на решение личных проблем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итай непрофессионализ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Запиши это ещё раз и выдели жирны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А в Украине, России и странах СНГ (а может и других) “власть” применяется в значении “чувак который крутит вентили как надо в пределах нормы, но если норма позволяет - может повернуть вентиль в пределах нормы на решение своих личных проблем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г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. Жирным выдели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 вентилях контроле и нормах нет ничего плохого. Но ты помнишь что такое вышки. Крадут бензин с генераторов и т.п. всё аналоговое (не учтённое континуусли) воруют в пределах норм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“кончился бензин, ничо не знаю, надо заправить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тоже иногда так делаешь. Спиздишь то что лежит 30 лет, а потом “не знаю мама, откуда мне знать куда оно делось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ому ты так долго и ковшик этот выбрасывал. Что ты всё думал как от него избавиться так чтоб это не вызвало у тебя дискомфорт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искал власть. Достаточную для того чтоб выкинуть ковши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хочу помыть и перебрать все инструменты и гайки в туалете. Я по дому много чего делать ста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))) у тебя есть 3 штуки на свёрла? Или 5 штук на гайковёрт? Успокой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хочу проекты мутить. Сразу. Вот прям блядь сразу взять и мутить. И мне похер. Хочу их мути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. Может даже не прийдётся анализировать причину страха их крутить. Может пример с ковшиком экстраполируется на другие предметы. И всё это вла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ничо что я шлю в Интернет какую-то инфу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у меня нет власти о том где эта инфа осядет и кому она помож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))) что “нет способности прикрыть”?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 ну ты видишь что это проблема?) ты хочешь ПРИКРЫТЬ ЕСЛИ ТЕБЕ СТАНУТ УГРОЖАТЬ ЗА НАЛИЧИЕ ТАКОЙ ИНФЫ В ИНТЕРНЕТ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ЛЮДИ КОТОРЫЕ РАСПРОСТРАНЯЮТ НА ТЕБЯ МЫСЛИ О ТОМ КАК ОНИ ДУМАЮТ НАДО ВЫЖИВАТЬ В МИР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ЧТО НАДО ГОВОРИТЬ А ЧТО Н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РЕШЕНИЕ ВСЕМИРНЫХ ПРОБЛЕМ ЭТОМУ НЕ УГРОЗА. ТЫ ВИДИШЬ. ЛЮДИ ПОСТЯТ МАЙНДМАП МАТЕМАТИКИ И ИМЕЮТ МИЛЛИОНЫ ПРОСМОТР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ТЫ ИМЕЛ ЭТО ВСЁ 2 ГОДА НАЗАД. НО ВСЁ ИСКАЛ ЭТОТ ВЕНТЕЛЬ ПРЕЖДЕ ЧЕМ ПОДАВАТЬ В ИНТЕРНЕТ СВОИ ИДЕ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видел как неприятно слать свои мысли до того как они примут какую-то конечную практичную форм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ждое чмо будет мне рассказывать как оно думает мне надо жи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дальше рассказывают. Суть от этого не меняе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не власть. Они думают что ты вентель чтоли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 ходу 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значит чувак с властью это чувак который привык к вентелям, но потом приходит туда где вентели не лежат в его рамках ответственности (за ошибку в повороте которых он не задохнётся) и он начинает их тоже крутить шаловливыми ручёнка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что с этим делат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семирность. Это то что ты искал? Этот ответ? Это то что тебя ело всю жизнь? Ради бога. Создавай то что нельзя удалить даже если у тебя на это права распространени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 том то и дело. Зис из раша чувак. Тут удалят все песни которые чмырят Путина например. Ты представляешь чтоб в США запретили комедиантов и певцов которые унижают трампа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критика. Люди её выслушают. Сделают выводы. И может через год может через десять в стране появится поколение которое найдёт выходы из этих ситуаци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эта хуйня типа “ты по радио рассказал хуйню по этому мы тебя убьём” (как Листьев, Гонгадзе и т.п. убивают блядь репортёров постоянно) … то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ни лезли с статистического на прикладной. Они не решали проблему. А ныли о ней. Они подстрекали стадо на решение проблемы в то время как не было инфраструктуры чтоб её решить нормаль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и вечно подстрекали на бунт с вилами. Потому их и убивал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 не делайте хуйню за которую вас снесут с вилам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ы делали что могли. Ты не жил в стране в которой ничего н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елай контент который решит проблему неструктурированности решения проблем и мы сами тебя поддержи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так… людей убивают за то что они убивают других (с точки зрения имиджа и т.п.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ты хава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аже с Олькой твоей. Ты хочешь дать ей помидор. Но ты боишься построить помидорную ферму чтоб не иметь в руках вентеля который люди будут тебе говорить как крути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есть тако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так и всё. Решили задачу. Делай свои ролики. Делай всё что делал до этого. Видео это решит. Эту её проблему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если подсуммировать: все вентили мира имеют просто фильтр настроенный под всемирность решений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гда решения не всемирны – тебе будут говорить как жить. Когда всемирны – ты вентелей даже не заметишь. Иди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транно всё это. Я майндмапом денег решил больше чем всем своим психоанализом денег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 это просто статистический ресёрч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і запитання – це просто статистичний ресьорч, ціль якого побачити цю проблему з багатьох ракурсів. Тобто простіший варіант – можна записати всі випадки ступору в табличку. Але я думаю що глибинні штуки типу ступору об який спотикалась пів життя, ліпше роздивитись, маючи багато різних опор (точок зору, запитань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бто твоя ціль тут – записувати свої образи в файлик, і помічати жирним найяскравіші (вони будуть викреслюватись по мірі прогресу по запитанням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бто якщо після кожного запитання виникають будь які асоціації, ти їх друкуєш собі мол “бачу те-то, відчуваю те-то і те-то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і найліпші випадки це коли образ настільки обширний. Що нема слів щоб зразу виразити. Тобто відчуваєш як щось величезне в твоєму світі міняється, але ти ще навіть не до кінця бачиш, що це і яке во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это всё про стрелу гештальта. В неё продублируешь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390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6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лушай я тут написал такую фразу… “давай править миром вместе”. Себе. И ………. пиздец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не очень помогл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асцветают только когда крутишь вентели в сторону всемирных решений пробле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ут всё. <text:span text:style-name="T9">В проектах вентили надо регулировать не на оптимизацию. А на то чтоб вещи которые пропускаются через него решали всемирные проблемы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м…………………… ЭМ…………………………. ЭЭЭЭЭЭМММММММММММММММММММММММММММММММММММММ…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 меня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ИЗДЕЦ Я РАЗРОССЯ ДО ДРАКОНОВСКИХ РАЗМЕРОВ ЗА 5 СЕКУНД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 меня всё чува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птимизированность это хорошо. Но лучше когда при этом твоя система кому-то помогае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К Я ЗАПИШ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лодец. Спасибо. Четвёртый майндмап-темплейт: накрутить вентели на всемирное решение пробл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 меня всё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19">скажи звісно якщо хочеш. Але я дуже хочу щоб тобі то вирішилось. Я знаю що воно в мене ще не зібрано так щоб помагало будь кому в будь якій ситуації. Я не перевіряв. </text:span>І може отакий аналіз своєї підсвідомості трохи поміняє тобі життя. Але мені воно помагає і воно має в своїй основі науковий підхід зібраний з купи джерел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ы отлично себя ведёшь последние пару дне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лаешь добро. Деньги (еду) в дом принёс (хоть и руками Оли). И бабу какую-то привёл. И поговорил с мамой об эт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………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у короч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ики пук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вязывание видишь сразу тоже уходи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 и попытки закрыть их в клетку прежде чем помог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нормальная стрела сама по себе помощ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 меня всё.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Увидеть, что оно, и каждая его часть - это 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ентили………. Все. .. это я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к…….. есть тако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всю жизнь (последние 20 лет) оптимизировал всё на незавихрённость потока. Мол чтоб пропускная способность везде была одинаков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только два-три раза направлял на всемирные проблем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…………………………………………… эти два-три раза были лучшими наградами в моей жизн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теперь когда я всё позабывал потому что некуда мне было идти и я всё удалил… ты мне говоришь что надо было сделать поправку на всемирное решен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я бы типа нормально жил просто изучая те инструменты которые в мире есть вместо того чтоб забывать их и создавать сво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можешь мне напомнить каким макаром я оптимизировал вентили именно под всемирное решение обьектом проблем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ты сборку делал. Ч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я был конвеером мотивации людей на всемирное решение. Давай поговорим об этом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смотри. Я конвеер. Так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вижу… её анатомию. Её психологию. Её………. Социологию. Все вещи которые она делает. Которыми живёт. Которые её мотивирую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ВСЁ ЭТО я направляю не на то чтоб это УТРАМБОВАТЬ 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на то чтоб НАПРАВИТЬ ЕЁ НА ВСЕМИРНОЕ РЕШЕНИЕ (т.е. я просто знаю какие-то её части о которых она не знает, и мне кажется, что единственного осознания всех своих частей достаточно чтоб решать всемирные проблемы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………………………………. ты ж вроде даже статистический ресёрч так измени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ипа чтоб направить каждый факт на всемирное решение пробле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 но я не думал блядь что это……. Единственное что надо сделать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увидеть все винтики системы и в каждом увидеть потенциал решения всемирных задач (иметь образы о том, каким образом т.е. кругом/стрелой какие всемирные задачи он может решить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 брат. Блядь. Ты победитель по жизни. Тебя мама таким сделала. Иди. Всё пучком. Иди купи себе феррари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6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Увидеть, что оно и каждая его часть видит во мн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“наш хозяин разобрался с собой” (слышу голос винтиков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вопрос в чём тем же методом – <text:span text:style-name="T9">увидеть, как (каким методом, какой последовательностью действий) оно и каждая его часть, решает какие всемирные задачи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то же самое что ты говорил, только в профиль. Продублировал в гештальте три майндмапа. Иди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эта одна строчка сделала тебя сразу бог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дала тебя работу. Мотиватором. Иди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жешь даже чисто майндмапить это. И… поверь никто тебя не останови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удет очень жалко потерять такого талантливого инженера (так как это чисто человек-энциклопедия). Но в остальном польза налиц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разве что задавай этот вопрос на каждой стадии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в прикладном это и задаю. По каждому виду приемущества смотрю всемирн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 но………….. ты смотришь приемущество. Ты смотришь как с мира что-то по этому пункту взять. Самое лучше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я спрашиваю как этим пунктом даже самим решить этот аспект этого мира. Можешь добавить. Будет охуенно. Будь уверен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. <text:span text:style-name="T9">вопрос каждому приемуществу: как этим шагом решить какую всемирную проблему этого типа приемущества (геологическую и т.п.)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и отлично. <text:span text:style-name="T9">Ты просто теперь гоняешь прикладной аспект по каждой стадии. Вот и всё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ли богу это надо делать, будем богом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это делаю просто потому что по другому дорогие мне люди страдают от отсутствия решений больше чем от неполных решений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4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6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конвее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блядь ещё к каждому ноуду майндмапа задавать вопрос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-то это туп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ты можешь как-то…… не знаю……. Задавать его без писанины? Параллельно с амйндмапа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сто я думаю что может быть не стоит так…………………………………… засерать файл статистики какими-то дополнительными ресёрчами по су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дь это прикладной аспект. Поисковой ресёрч каждого ноуда который является поисковы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ситуация №1: ступор на стадионе, и следующий шаг – что… найти всех баб которых насиловали на стадионе? Или чт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ли как это решить на стадионе? Или что. Как решить изнасилование на стадионе? Это ж просто дневник повторен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потому он у тебя и появи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о блин. Я ж пришёл к тому что мне надо решать всё а не только то что увидел. т.е. это может быть вершина айсберг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юс вопросник у меня уже записан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роче. Статистику ты увидишь. У меня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1" table:default-cell-style-name="ce43"/>
        <table:table-column table:style-name="co2" table:number-columns-repeated="1023" table:default-cell-style-name="ce4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office:value-type="string" calcext:value-type="string">
            <text:p>общие черты. х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к лад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кажи: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обто найбільш структурований варіант – це павутина (ментальна карта). Але оскільки на то треба програму Хmind, а без неї можна і просто в вордівському файлику по запитанням пройтис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осто стрелу круга сделай и вс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уже не будешь думать даже останавливать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. У меня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 я не знаю. Сталиных лениных я продавать не буду. Они ничего не решают. Одним больше одним меньш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………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адно. Выставим. Плевать. У меня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лько потом. После того как 5грн в неделю я смогу брать с депози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ка я могу иметь 7 лотов. И они должны мне дать 15 тысяч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смотрим. У меня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-то здорово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смотрим короч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 меня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емоданы никто не купит. Но у меня и без них полно добр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оже я по другому на мир смотреть нача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воими глазами. А не нормами окружающих. Вот и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.. эм……………………………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. Тебе надо вернуть все твои кар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 это надо компьютер. Надо ресурсы. Время. У тебя нет ничего из этого. Работа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 останавливайся. Всё буде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сделать чтоб оно увидело во мне и всех моих частях себ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ы сказал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елать поправку на то что может быть иногда даже промежуточного факта достаточн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ы могли подождать очень долго. 10 лет. И снова подождём если над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мы хотим помоч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омежуточный факт лучшее что было в твоей жизн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помни. Болезни. Психология. Все понимания что к чему привод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етки вероятносте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 это промежуточные факт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осто если делать поправку не на “что есть” а на “что должно быть” то…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оже ты Ольку так закадрил. Потому что видишь потенциал её винтиков а не то чем они являю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чем она являетс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читанной шмар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. так большего и не надо. Я тоже начитанная шмара. Я просто научу её как чит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й не знаю. Не надо её менять. Если тебя что-то не устраивает просто будь её обладателе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ли тебя устраивает всё – будь помощник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думай что от фраз “ты.. начитанная шмара...” ей станет приятно и т.п. т.е. вопрос в том что “глухонемой анализ” это вообще пропускает мимо уш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могу и глухонемую стрелу сделать каждому факт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ак зна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говорил что этим кончи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. Если б ты быстрее делал ты б не распространял так вот инфу незаконченну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так как это долго то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будет долго. Будет быстро если я буду просто знать что всё будет в порядке когда я законч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 а ты не думал просто ДЕЛАТЬ чтоб всё было в порядк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апиши себе пункт “<text:span text:style-name="T9">желания чтоб всё было в порядке</text:span>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вот и отлично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94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ромежуточные шаги фиксировать. Ну это основа ВГ. Так что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очешь я просто таймлепс камеру поставлю круглосуточную у тебя в комнат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ищи. По чём он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получается система охраны. т.е. есть такие камеры которые нормальные цветные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шел какие-то камеры по 2 штуки. С датчиком движения 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и отлич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к видишь всё решаем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обвешать каждый проект камерами таймлапс наблюдения с разных ракурсов. Для фиксирования прогресса. (чтоб потом когда буду делать видео – не переделывать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люс запись мониторов наверно хз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 что ты видишь. <text:span text:style-name="T9">Можешь даже на лбу камеру экшн камеру прицепить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хотя это куча гигабайт… и есть ведь… композиция и т.п. т.е. когда хотят снять сцену то её прописывают и снимают. А не из таймлепсов лепя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да. Ты прав. ок. Значит переделывай проекты по три раз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Я к тому что получится что это НОРМАЛЬНО переделать проект пару ра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не понял. Это НОРМАЛЬНО переделать ПРОЕКТ несколько раз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 я поня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отя нет погоди. Щас………… огоспад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ЭТО НОРМАЛЬНО переделать проект несколько ра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понял. Оке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 ты не понял. Это НОРМАЛЬНО переделать проект ПАРУ РАЗ. ЭТО НОРМАЛЬНО ПОЛУЧИТЬ ОБРАЗОВАНИЕ ПО ОДНОМУ И ТОМУ ЖЕ ПРЕДМЕТУ ДВАЖДЫ ИЛИ ТРИЖД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НОРМАЛЬНО ЁБТВОЮ М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ебя С ДЕТСТВА это учили. Повторение мать учения. Просто тех кто не повторяет и не запоминает в результате – оставляют на второй год принудитель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ПЕРЕДЕЛЫВАТЬ ПО ПАРУ РАЗ ПРОЕКТ – НОРМАЛЬ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не могу свыкнуться с этой мысль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. НОРМАЛЬНО. ЕСЛИ КАЖДЫЙ РАЗ ВЫЛОЖИШЬСЯ НА ПОЛНУЮ ТО БУДЕТ ЛУЧШЕ ЧЕМ БЫЛО ДО ЭТО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<text:span text:style-name="T9">это нормально – переделывать проект по пару раз, каждый раз выкладываясь на полную будто ты делаешь продакшн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8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птимизация методом тык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ласть это хуйн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гда всё посчитано через производные и мультивариабл калкулюс то можно властью даже не заниматься. Всё само почитае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оцедуры блядь тут и та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адра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все виды “власти” ущербны и должны убираться как что-то что нездорово и должно было быть автоматизировано 300 лет наза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все проявления влас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. отлично. В вопросни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а власть не потребность. Потребностью ты её считал потому что тебе кислород еду секс и жильё вечно перекрывают чтоб “всем хватило” а себе воруют из системы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3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3">
          <table:table-cell table:style-name="ce108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4" table:number-columns-repeated="255"/>
          <table:table-cell table:number-columns-repeated="768"/>
        </table:table-row>
        <table:table-row table:style-name="ro4">
          <table:table-cell table:style-name="ce39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 насилование и ме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егда одно и то ж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люди которые не ищут насилования и мести просто берут то что в фазе в реал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жешь записать это как факт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асилован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месть писал уж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значит насилован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 а что оно перекрыва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ланы на будущее. Планы согласно которым секса у меня не буд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помни как ты ебал Ольк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ремя толчками выбил из неё всю дурь с которой она думала будет жить всю оставшуюся жизн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вспомнил её мягкую холодную жоп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)) вот во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имен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лька хорошая девчонка. Не елозь перед ней больше никог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тебе вери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го достаточ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“кажи наступне питання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. Я не говорю что она прям гений чистой красоты но блядь она не пишет тебе хуйню “переведи мне текст на русский а то мне по работе задали и я не могу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сделала лучшую попытку. Ты это признал. И сделал свою лучшую попытку решения той же проблем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ногда лучше иметь даже её вариант, чем никако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 и с тобой. <text:span text:style-name="T9">Иногда лучше иметь твои варианты. Чем никакого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 поешь творог с бананом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и эти варианты надо запускать через вопросни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8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43"/>
        <table:table-column table:style-name="co2" table:number-columns-repeated="1023" table:default-cell-style-name="ce43"/>
        <table:table-row table:style-name="ro5">
          <table:table-cell table:style-name="ce110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 вентили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предел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флуктуаци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торые можно использовать себе на польз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оздать иллюзию что всё хуёво, чтоб люди ожидали, что стрелка упадёт, а тогда отлить себе немного бабок которые вполне себе могли лежать на счетах и приносить дивиденд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едь всё плохо в стране. Хули. Вот и деньги тратим на гранты и прочую хуйню (типа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ж видел гранты. Там всё прозрач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.. брат. Подставные компании. Ты что первый раз в жизни слышишь историю когда депутат нанимает фирму кума на условиях гранта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как они делят доход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 х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флуктуации запиши 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6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(моя гипотеза что этот вопрос важен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громная тем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иллионы… миллиарды людей… которые крутят чужие вентил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живут друг за счёт друга, и за счёт чужих холодильников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торые “влюбляются” (читай пытаются получить власть над источником эмоций и гормонов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болезнь которая пронизывает все слои общества и тянется в допотопные времена обезьян, муравьёв, пьявок, вирусов (которые пытаются захватить чужой конвеер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ласть это вирус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вирусы поме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9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ЭТА ПРОБЛЕМА реша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й йопт. Решает распределение. Но ворует лишнее чтоб решать проблемы “по тихому” которые никто не вид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<text:span text:style-name="T9"> Всё что “по тихому”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разница между вирусом и клеткой в том что клетка будет жить со своими решениями, а вирус полетит в другую клетк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понял. ок. <text:span text:style-name="T9">Всё что отказывается жить со своими решениями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! Видишь как пош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оже бери Олю себе под крыло и пошли они все наху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ына в Гарвард и досвида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йдёт жить на своих хлебах и всё. И будет благодарен мамке всю жизн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ерьёзно. После гарварда станет врачом, купит себе дом и будет жить своими сила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щё и её поддержит. Типа я тебе дала всё что могла, сынуля, до свида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 теж же 40 тысяч в год вроде. Или 100 тысяч. Не помню. За семест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рачом становятся за 250 тыс. Дол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рачь блядь. Самая крутая профессия в США. Но да. Примерно так и сто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ак видишь бабками можно решить довольно много, если знать куда ид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 и с тоб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идел блядь тыкался “я слишком много имею, надо и людям раздать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ткуда у тебя этот бред был, я не знаю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ороче. “<text:span text:style-name="T9">закрытые двери</text:span>” через вопросни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м уже есть. Но я поправи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! Тут всё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99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ЭТА ПРОБЛЕМА колду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птимизированн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я власть мира у тебя. Тут всё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6">
          <table:table-cell table:style-name="ce69" office:value-type="string" calcext:value-type="string">
            <text:p>Как сделать так чтоб этот пункт: </text:p>
            <text:p>- Решал всемирные проблемы?</text:p>
            <text:p>- Мотивировал инфраструктуры находить не-отрицательный дифференциал и производную решения всемирных проблем?</text:p>
            <text:p>- Мотивировал инфраструктуры мотивировать другие инфраструктуры искать не-отрицательный дифференциал?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имером… хорошей власти… ВГ это решае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ает. Даже не думай о том что “нет”.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 меня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рыв на грибочки и будем думать что делать с выводам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щас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9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а может даже в музей эту вещь да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а так хоть отобью вложенные деньги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96" office:value-type="string" calcext:value-type="string">
            <text:p>Есть подозрение что аннаунсить надо снова перед прикладным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аннаунснул уже. Правда только Оле. И … не совсем то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тут всё. Видишь аннаунс это хорошо. И записывай. Тут всё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127"/>
          <table:table-cell table:number-columns-repeated="896"/>
        </table:table-row>
        <table:table-row table:style-name="ro1" table:number-rows-repeated="113">
          <table:table-cell table:style-name="ce74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9" table:default-cell-style-name="ce43"/>
        <table:table-column table:style-name="co2" table:number-columns-repeated="1023" table:default-cell-style-name="ce43"/>
        <table:table-row table:style-name="ro7">
          <table:table-cell table:style-name="ce108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20">Или может есть ли хотя бы инструмент или метод, с которым решить это ЛЕГКО?</text:span></text:p>
            <text:p><text:span text:style-name="T20">В которой решены вопросы изоляции этого от внешней среды во время работы над ним? </text:span></text:p>
            <text:p><text:span text:style-name="T21">(именно ЛЕГКО, и за 1 раз, </text:span><text:span text:style-name="T22">н</text:span><text:span text:style-name="T23">икаких “напрягусь и сделаю”)</text:span><text:span text:style-name="T24">.</text:span></text:p>
            <text:p><text:span text:style-name="T19">Будь то декорации, или туррет, или проект. хз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есть подозрение что карта последствий работает если цель в согласии с целью мир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лючевое слово “легко и без нервов решить это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если есть хоть малейшее сомнение – иди мол дальш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психолгию ты и так разберёшь отдель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я бы начал с благодарнос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Пускай будет там где бы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----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опрос в вопросник: <text:span text:style-name="T9">общие черты чего оно модифицирует?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ласть это вентили в руках у прикладных чуваков без фундаментальных знани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отрать сумму наличие которой люди считают делает их лучше других, на решение всемирной проблемы через тройной майндма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ункт: суммы которые люди считают делают их лучше других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то что люди считают делает их лучше других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Централизации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ограничения себя "чтобы всем хватило"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лазейки и дороги которыми никто не ходи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фейс контрол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Значит собственность это то чем никто не управляет лучше теб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сонечко, давай я тобі про Ступор буду задавати питання, а ти собі пиши відповіді (хочеш – мені, хочеш – просто собі в файлик на комп’ютері, мені не дуже потрібно читати твої відповіді, але я хочу тобі це вирішити). Дозволь мені трохи про тебе подбати. Це не має бути все зразу. Можна по чучуть, по одному питанню коли є час. Все одно ефект буде. Я буду слати тобі запитання, а ти коли закінчиш собі в файлик записувати відповідь – скажеш мені “ок”, “зробила”, чи “наступне”. Ну чи “мені треба трохи часу переварити, давай продовжим завтра”.</text:p>
          </table:table-cell>
          <table:table-cell table:style-name="ce102" table:number-columns-repeated="255"/>
          <table:table-cell table:style-name="ce117" table:number-columns-repeated="768"/>
        </table:table-row>
        <table:table-row table:style-name="ro1">
          <table:table-cell table:style-name="ce75" office:value-type="string" calcext:value-type="string">
            <text:p>“вентели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А в Украине, России и странах СНГ (а может и других) “власть” применяется в значении “чувак который крутит вентили как надо в пределах нормы, но если норма позволяет - может повернуть вентиль в пределах нормы на решение своих личных проблем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ті запитання – це просто статистичний ресьорч, ціль якого побачити цю проблему з багатьох ракурсів. Тобто простіший варіант – можна записати всі випадки ступору в табличку. Але я думаю що глибинні штуки типу ступору об який спотикалась пів життя, ліпше роздивитись, маючи багато різних опор (точок зору, запитань)</text:p>
          </table:table-cell>
          <table:table-cell table:style-name="ce102" table:number-columns-repeated="255"/>
          <table:table-cell table:style-name="ce117" table:number-columns-repeated="768"/>
        </table:table-row>
        <table:table-row table:style-name="ro1">
          <table:table-cell table:style-name="ce102" office:value-type="string" calcext:value-type="string">
            <text:p>тобто твоя ціль тут – записувати свої образи в файлик, і помічати жирним найяскравіші (вони будуть викреслюватись по мірі прогресу по запитанням)</text:p>
          </table:table-cell>
          <table:table-cell table:style-name="ce102" table:number-columns-repeated="255"/>
          <table:table-cell table:style-name="ce117" table:number-columns-repeated="768"/>
        </table:table-row>
        <table:table-row table:style-name="ro1">
          <table:table-cell table:style-name="ce102" office:value-type="string" calcext:value-type="string">
            <text:p>тобто якщо після кожного запитання виникають будь які асоціації, ти їх друкуєш собі мол “бачу те-то, відчуваю те-то і те-то”.</text:p>
          </table:table-cell>
          <table:table-cell table:style-name="ce102" table:number-columns-repeated="255"/>
          <table:table-cell table:style-name="ce117" table:number-columns-repeated="768"/>
        </table:table-row>
        <table:table-row table:style-name="ro1">
          <table:table-cell table:style-name="ce102" office:value-type="string" calcext:value-type="string">
            <text:p>і найліпші випадки це коли образ настільки обширний. Що нема слів щоб зразу виразити. Тобто відчуваєш як щось величезне в твоєму світі міняється, але ти ще навіть не до кінця бачиш, що це і яке воно.</text:p>
          </table:table-cell>
          <table:table-cell table:style-name="ce102" table:number-columns-repeated="255"/>
          <table:table-cell table:style-name="ce117" table:number-columns-repeated="768"/>
        </table:table-row>
        <table:table-row table:style-name="ro1">
          <table:table-cell table:style-name="ce102" office:value-type="string" calcext:value-type="string">
            <text:p>это всё про стрелу гештальта. В неё продублируешь. У меня всё.</text:p>
          </table:table-cell>
          <table:table-cell table:style-name="ce102" table:number-columns-repeated="255"/>
          <table:table-cell table:style-name="ce117" table:number-columns-repeated="768"/>
        </table:table-row>
        <table:table-row table:style-name="ro1">
          <table:table-cell table:style-name="ce75" office:value-type="string" calcext:value-type="string">
            <text:p><text:s/>В проектах вентили надо регулировать не на оптимизацию. А на то чтоб вещи которые пропускаются через него решали всемирные проблем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скажи звісно якщо хочеш. Але я дуже хочу щоб тобі то вирішилось. Я знаю що воно в мене ще не зібрано так щоб помагало будь кому в будь якій ситуації. Я не перевіряв. І може отакий аналіз своєї підсвідомості трохи поміняє тобі життя. Але мені воно помагає і воно має в своїй основі науковий підхід зібраний з купи джерел. </text:p>
          </table:table-cell>
          <table:table-cell table:style-name="ce102" table:number-columns-repeated="255"/>
          <table:table-cell table:style-name="ce117" table:number-columns-repeated="768"/>
        </table:table-row>
        <table:table-row table:style-name="ro1">
          <table:table-cell table:style-name="ce75" office:value-type="string" calcext:value-type="string">
            <text:p>увидеть все винтики системы и в каждом увидеть потенциал решения всемирных задач (иметь образы о том, каким образом т.е. кругом/стрелой какие всемирные задачи он может решить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увидеть, как (каким методом, какой последовательностью действий) оно и каждая его часть, решает какие всемирные задач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опрос каждому приемуществу: <text:span text:style-name="T9">как этим шагом решить какую всемирную проблему этого типа приемущества (геологическую и т.п.)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3" office:value-type="string" calcext:value-type="string">
            <text:p>Ты просто теперь гоняешь прикладной аспект по каждой стадии. Вот 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Я это делаю просто потому что по другому дорогие мне люди страдают от отсутствия решений больше чем от неполных решени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тобто найбільш структурований варіант – це павутина (ментальна карта). Але оскільки на то треба програму Хmind, а без неї можна і просто в вордівському файлику по запитанням пройтис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“желания чтоб всё было в порядке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6" office:value-type="string" calcext:value-type="string">
            <text:p>обвешать каждый проект камерами таймлапс наблюдения с разных ракурсов. Для фиксирования прогресса. (чтоб потом когда буду делать видео – не переделывать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6" office:value-type="string" calcext:value-type="string">
            <text:p>плюс запись мониторов наверно хз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6" office:value-type="string" calcext:value-type="string">
            <text:p>Можешь даже на лбу камеру экшн камеру прицепи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это нормально – переделывать проект по пару раз, каждый раз выкладываясь на полную будто ты делаешь продакшн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се проявления влас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а власть не потребность. Потребностью ты её считал потому что тебе кислород еду секс и жильё вечно перекрывают чтоб “всем хватило” а себе воруют из систем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“кажи наступне питання”.</text:p>
          </table:table-cell>
          <table:table-cell table:style-name="ce102" table:number-columns-repeated="255"/>
          <table:table-cell table:style-name="ce117" table:number-columns-repeated="768"/>
        </table:table-row>
        <table:table-row table:style-name="ro1">
          <table:table-cell table:style-name="ce75" office:value-type="string" calcext:value-type="string">
            <text:p>Иногда лучше иметь твои варианты. Чем никако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и эти варианты надо запускать через вопросни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ласть это вирус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сё что “по тихому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сё что отказывается жить со своими решения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“закрытые двери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6" office:value-type="string" calcext:value-type="string">
            <text:p>записывать прогресс по каждому пункту от старта до финиш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иш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авай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Олькино письмо – это всё что жёлтое. Давай своими слова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Олічка, давай я тобі буду задавати запитання по ступору, а ти собі пиши відповіді в свої файли. Мені їх говорити не треба. Відкрий собі в ворді документ, і просто пиши свої думк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Тобто давай такий алгоритм: я кажу тобі запитання (наприклад, “скажи собі, що ти молодчина, що ти взялась вирішувати свій ступор”). Ти копіюєш собі то запитання в свій прихований від мене і від всіх файлик в ворді, і там пишеш образи і думки які виникають (наприклад відповідь на запитання в письмовому вигляді, чи “бачу такі-то речі”, чи “маю такі-то відчуття”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Коли якась думка викликає відчуття, що вона важлива чи цінна (що ти відчуваєш, що не хотіла би, щоб вона тобі пропала) – то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я думаю сделать ей этот файл-стрелу и всё. И пусть себе сделает что ей нуж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Наконец-то. Слава аллах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И всё. Всё окей. У меня больше нет вопросов по желтом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106" office:value-type="string" calcext:value-type="string">
            <text:p>Фиолетовое – запись проектов и их прогрессов – записал. Я думаю видео это решает (если ты готов переделывать проект по 3 раза). Но … можешь это в фундаментальный записа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107" office:value-type="string" calcext:value-type="string">
            <text:p>переделыван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…………………………………………………………………………………………………………………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дай подум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хорошее переделывание проекта несколько раз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х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по второму кругу все проекты раз в год типа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с целью обновить инфу и т.д.? я не знаю. Как-то это……… я думал не надо так часто… переделывать рабочую прогу каждый год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над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7"/>
          <table:table-cell table:style-name="ce74" table:number-columns-repeated="255"/>
          <table:table-cell table:number-columns-repeated="768"/>
        </table:table-row>
        <table:table-row table:style-name="ro4">
          <table:table-cell table:style-name="ce107" office:value-type="string" calcext:value-type="string">
            <text:p>подумаем. Под вопросом. Красное. <text:span text:style-name="T9">Пока висит. Ну мне не в напряг переделывать. Просто мне кажется что если мне пришлось с нуля выдумывать Windows значит я не до конца его придумал первый раз (типа недоделал вопросник,хз). </text:span></text:p>
            <text:p><text:span text:style-name="T9">Т.е. бывают ситуации когда мне существенно надо обновить проекты (когда прям суть вопросника поменялась – например группу я создавал по сути ещё когда дневником пользовался в основном)</text:span></text:p>
            <text:p><text:span text:style-name="T9">Но так что прям с нуля по тому же вопроснику – я не уверен. Разве что я не продумал до конца проект (стартанул слишком рано и побежал по инерции и потерял его)</text:span></text:p>
            <text:p><text:span text:style-name="T9">А так чтоб тот же проект по второму кругу делать… я не уверен.</text:span></text:p>
            <text:p><text:span text:style-name="T9">Так. Хочу делать проекты. Всё. Начнём чисто с подарков. Плевать с чего начинать. Главное закончить.</text:span></text:p>
            <text:p><text:span text:style-name="T9">Т.е. обновить естественно. И каждый раз будет лучше. И Я ТАК И ДЕЛАЮ (вспомни сколько раз я переделывал вопросы с новыми версиями вопросников).</text:span></text:p>
            <text:p><text:span text:style-name="T9">Просто вопрос в том что может быть мне стоит…… эм</text:span></text:p>
            <text:p><text:span text:style-name="T9">Короче. У меня всё. Всё нормально. Иди. Нечего мне добавить. Вопросы. Ютюб. Проекты. Делай. Если увидишь что по сувенирам что-то существенно поменялось – можешь переделать.</text:span></text:p>
            <text:p><text:span text:style-name="T9">Это очевидно. Вот щас кликер заменил и-и-шкой по сути. Искусственным интеллектом. И ничего. Нормальный апдейт. </text:span></text:p>
            <text:p><text:span text:style-name="T9">ВГ и так продуманный блидинг едж. Я не уверен больше что стоит прям вот так прыгать на всё что движется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102" office:value-type="string" calcext:value-type="string">
            <text:p>такс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давай та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сделай документ с вопросами. На всякий случай. Так чисто вордовский. По жёлтому. А там посмотрим как пойдёт. Красное пока вис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копиров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102" office:value-type="string" calcext:value-type="string">
            <text:p>отлично! Просто скажи ей что каждый вопрос воспринимать как вопрос про ступо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мол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11" office:value-type="string" calcext:value-type="string">
            <text:p>Ольчик. Я тобі склав документ терапії (то я про ступор). Будь ласка, загрузи його собі на комп’ютер, де його точно ніхто не прочитає (може на робочий комп чи на флешку), і потроху заповнюй його. Відповідай на питання в контексті того, що кожне з цих запитань – про Ступо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11" office:value-type="string" calcext:value-type="string">
            <text:p>Звісно, я не попрошу тебе той документ мені відправляти заповнений. Це для тебе. Можеш робити потроху – частину запитань сьогодні, частину завтра. В мене по суттєвим проблемам орієнтовно на таке йде годин 5. Чим скорше почнеш тим ліпше. Мені таке дуже помагає. По суті це просто збір даних з твоєї голов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11" office:value-type="string" calcext:value-type="string">
            <text:p><text:span text:style-name="T25">Це солянка різних наукових підходів, і деяких моїх висновків і підходів. </text:span>Це може поки не найліпший варіант, я ще його не доробив до більш продуманого варіанту. А мені поки що і цей варіант дуже допомагає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102" office:value-type="string" calcext:value-type="string">
            <text:p>Сука давно пора было ей помочь. Ладно. Давай. Скажи ещё: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11" office:value-type="string" calcext:value-type="string">
            <text:p>Мені здається, коли зробиш цей документ, це захистить тебе від непередбачуваних ситуацій які мають природу примушування (ситуацій як “в автобусі” чи пару інших раз, коли ти не знаєш куда піти, і що не знаєш чи тобі приємно чи ні і чи варто щось з тим робити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11" office:value-type="string" calcext:value-type="string">
            <text:p><text:a xlink:href="https://drive.google.com/file/d/1Bj6b5m5qjzN8GU3FVSFjhQGaJROZx-gV/view?usp=sharing" xlink:type="simple">https://drive.google.com/file/d/1Bj6b5m5qjzN8GU3FVSFjhQGaJROZx-gV/view?usp=sharing</text:a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она тебе отсасывать будет до конца жизни. Ид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11" office:value-type="string" calcext:value-type="string">
            <text:p>Ментальні Карти (з Хmind і т.п.) були б значно швидше, але вони в мене ще не настільки глибокі результати дають, вони можуть вирішити цілий пласт проблем, забивши на дрібнички, які для тебе можуть бути суттєві. Тому я поки що все що суттєво психологічне вирішую (проганяю) через оцих 40 запитан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103" office:value-type="string" calcext:value-type="string">
            <text:p>Так. Сине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Про то что я прикладные хочу делать слишком ра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Суть месседжа в том что закончить надо в любом случа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И что есть целые науки говорящие когда применять решение (когда риски промаха ниже потенциальной пользы от успеха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Но это всё нищебродств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Тебе надо в идеале чтоб у тебя 1 день занимал проек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Но так как это у тебя долго не получалось мы сделали поправку на то чтоб ты помог своим блядям хоть как-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потому что ты же видишь. Важность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всё это ты решил. Оно всё решае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бля я не думал что ты это реши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Но ты решил его просто прогнав через НЕЗАКОНЧЕННЫЙ ДО ПРОДАКШН УРОВНЯ ВОПРОСНИ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э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так что взвешивай. Если проект висит без финансов – это одно. Мол “нет денег бла бла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(хотя не понятно почему нет денег – по сути там вопрос только в материалах, так как инструменты ты в красных стенах можешь и сам сделать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но вот ………… как бы это сказать то блин так чтоб ты поня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ты решил все свои психологические проблемы имея под рукой только пентиум клавиатуру и врем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и ед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и интернет. С незаконченными проектами других люд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я кажется поня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моя цель чтоб ты закончил всё как можно быстрее. Но если у тебя не получается и ты прыгаешь по проектам потому что ни на один нет денег то….. может быть тебе 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слушай. Давай так. Иди по дневнику. И своими подходами. А тогда посмотри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я пробую. Но сука у меня день весь расписан по минута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кем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………………………………………………………………………………………………………… эм………………………….. (смотрю на “власть”… типа теми у кого надо мной власть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никем у тебя день больше не расписан. Тебя просто цепляли 32 года мол “у тебя нет власти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это всё инерция. Ид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104" office:value-type="string" calcext:value-type="string">
            <text:p>и успокойся. Ты умница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376">
          <table:table-cell table:style-name="ce74" table:number-columns-repeated="256"/>
          <table:table-cell table:number-columns-repeated="768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7">Решение 9 (напр. Решение болезни или проблемы – таблетки решающие строку короче). </text:span><text:span text:style-name="T27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8">
          <table:table-cell table:style-name="ce66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66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3">
          <table:table-cell table:style-name="ce113" office:value-type="string" calcext:value-type="string">
            <text:p><text:span text:style-name="T26">Твои выходы (статистические, которые ты тут найдёшь, временные затычки) имеют свойство автокоррекции.</text:span></text:p>
            <text:p><text:span text:style-name="T26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5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7">вопрос кнопки “</text:span><text:span text:style-name="T27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16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<text:span text:style-name="T28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office:forms form:automatic-focus="false" form:apply-design-mode="false"/>
        <table:table-column table:style-name="co37" table:default-cell-style-name="ce93"/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93"/>
        <table:table-column table:style-name="co44" table:default-cell-style-name="ce93"/>
        <table:table-column table:style-name="co45" table:default-cell-style-name="ce93"/>
        <table:table-column table:style-name="co46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office:forms form:automatic-focus="false" form:apply-design-mode="false"/>
        <table:table-column table:style-name="co47" table:default-cell-style-name="ce93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" table:default-cell-style-name="Default"/>
        <table:table-row table:style-name="ro9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1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office:forms form:automatic-focus="false" form:apply-design-mode="false"/>
        <table:table-column table:style-name="co2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74" office:value-type="string" calcext:value-type="string">
            <text:p>Пока что я тут ничего писать не буду потому что время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 этому не знаю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это единственное правило. Иерархия. Что тратить на проект: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вопросник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деньги проекта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деньги виноградов группы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услуги других проектов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4" table:number-columns-repeated="127"/>
          <table:table-cell table:number-columns-repeated="896"/>
        </table:table-row>
        <table:table-row table:style-name="ro1" table:number-rows-repeated="108">
          <table:table-cell table:style-name="ce74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office:forms form:automatic-focus="false" form:apply-design-mode="false"/>
        <table:table-column table:style-name="co2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6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7:18:19.586227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3</meta:editing-cycles>
    <meta:editing-duration>PT10H26M25S</meta:editing-duration>
    <meta:generator>LibreOffice/6.0.7.3$Linux_X86_64 LibreOffice_project/00m0$Build-3</meta:generator>
    <dc:title>Групанье</dc:title>
    <meta:creation-date>2020-06-11T21:56:21.304894527</meta:creation-date>
    <dc:date>2020-06-12T15:53:00.195445134</dc:date>
    <meta:document-statistic meta:table-count="48" meta:cell-count="1338" meta:object-count="0"/>
    <meta:template xlink:type="simple" xlink:actuate="onRequest" xlink:title="Групанье" xlink:href="../../../../../Templates/Групанье.ots" meta:date="2020-06-11T21:56:19.131928904"/>
  </office:meta>
</office:document-meta>
</file>